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24-01-17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23-01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22-01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21-01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20-01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9-02-06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8-01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7-02-06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6-01-11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5-01-2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291</text:p>
          </table:table-cell>
          <table:table-cell office:value-type="string" calcext:value-type="string">
            <text:p>ADVM-133</text:p>
          </table:table-cell>
          <table:table-cell office:value-type="string" calcext:value-type="string">
            <text:p>2014-09-22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